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266cm" fo:min-width="9.44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363cm" fo:min-width="6.5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1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4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51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08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1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6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86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23" style:family="graphic" style:parent-style-name="standard">
      <style:graphic-properties draw:stroke="none" draw:fill="none" fo:min-height="3.794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9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1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6.35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6.55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5.95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7.149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7.35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7.34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37pt"/>
    </style:style>
    <style:style style:name="P2" style:family="paragraph">
      <style:text-properties fo:font-size="37pt"/>
    </style:style>
    <style:style style:name="P3" style:family="paragraph">
      <style:text-properties fo:font-size="37pt"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P5" style:family="paragraph">
      <style:text-properties fo:font-size="12pt" style:text-underline-style="none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3" draw:id="id3" draw:layer="layout" svg:width="9.947cm" svg:height="4.516cm" svg:x="36.8cm" svg:y="15.6cm">
          <text:p text:style-name="P1">OpticalTrain</text:p>
          <text:p text:style-name="P1"><text:span text:style-name="T1"/></text:p>
          <text:p text:style-name="P1"><text:span text:style-name="T2">(Telescope + Instrume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9.947cm" svg:height="3.695cm" svg:x="3.072cm" svg:y="79.405cm">
          <text:p text:style-name="P1">Output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1" draw:id="id11" draw:layer="layout" svg:width="11.219cm" svg:height="1.707cm" svg:x="0.981cm" svg:y="27.8cm">
          <draw:text-box>
            <text:p text:style-name="P2"><text:span text:style-name="T3">add_atmosphere()</text:span></text:p>
          </draw:text-box>
        </draw:frame>
        <draw:frame draw:style-name="gr4" draw:text-style-name="P3" xml:id="id10" draw:id="id10" draw:layer="layout" svg:width="7cm" svg:height="1.707cm" svg:x="1cm" svg:y="33.425cm">
          <draw:text-box>
            <text:p text:style-name="P2"><text:span text:style-name="T3">apply_psf()</text:span></text:p>
          </draw:text-box>
        </draw:frame>
        <draw:frame draw:style-name="gr5" draw:text-style-name="P3" xml:id="id12" draw:id="id12" draw:layer="layout" svg:width="11.448cm" svg:height="1.858cm" svg:x="0.952cm" svg:y="42.942cm">
          <draw:text-box>
            <text:p text:style-name="P2"><text:span text:style-name="T3">apply_throughput()</text:span></text:p>
          </draw:text-box>
        </draw:frame>
        <draw:frame draw:style-name="gr6" draw:text-style-name="P3" draw:layer="layout" svg:width="10.361cm" svg:height="2.258cm" svg:x="1.039cm" svg:y="60.142cm">
          <draw:text-box>
            <text:p text:style-name="P2"><text:span text:style-name="T3">collapse()</text:span></text:p>
          </draw:text-box>
        </draw:frame>
        <draw:frame draw:style-name="gr7" draw:text-style-name="P3" xml:id="id13" draw:id="id13" draw:layer="layout" svg:width="13cm" svg:height="1.707cm" svg:x="1cm" svg:y="68.242cm">
          <draw:text-box>
            <text:p text:style-name="P2"><text:span text:style-name="T3">apply_plane_effects()</text:span></text:p>
          </draw:text-box>
        </draw:frame>
        <draw:frame draw:style-name="gr8" draw:text-style-name="P3" xml:id="id14" draw:id="id14" draw:layer="layout" svg:width="14.4cm" svg:height="1.707cm" svg:x="1cm" svg:y="76.042cm">
          <draw:text-box>
            <text:p text:style-name="P2"><text:span text:style-name="T3">make_detector_image()</text:span></text:p>
          </draw:text-box>
        </draw:frame>
        <draw:connector draw:style-name="gr9" draw:text-style-name="P4" draw:layer="layout" draw:line-skew="-25.112cm -1.57cm" svg:x1="8.2cm" svg:y1="25.539cm" svg:x2="3.072cm" svg:y2="81.253cm" draw:start-shape="id1" draw:start-glue-point="2" draw:end-shape="id2" draw:end-glue-point="6" svg:d="M8200 25539v1820h-7200v53894h2072" svg:viewBox="0 0 7201 55715">
          <text:p/>
        </draw:connector>
        <draw:connector draw:style-name="gr9" draw:text-style-name="P4" draw:layer="layout" draw:type="curve" svg:x1="41.773cm" svg:y1="20.116cm" svg:x2="22.269cm" svg:y2="30.916cm" draw:start-shape="id3" draw:start-glue-point="2" draw:end-shape="id4" draw:end-glue-point="0" svg:d="M41773 20116c0 8100-19504 2700-19504 10800" svg:viewBox="0 0 19505 10801">
          <text:p/>
        </draw:connector>
        <draw:connector draw:style-name="gr9" draw:text-style-name="P4" draw:layer="layout" draw:type="curve" draw:line-skew="-17.96cm" svg:x1="41.773cm" svg:y1="20.116cm" svg:x2="51.7cm" svg:y2="70.4cm" draw:start-shape="id3" draw:start-glue-point="2" draw:end-shape="id5" draw:end-glue-point="0" svg:d="M41773 20116c0 10773 9927-14369 9927 50284" svg:viewBox="0 0 9928 50285">
          <text:p/>
        </draw:connector>
        <draw:connector draw:style-name="gr9" draw:text-style-name="P4" draw:layer="layout" draw:type="curve" draw:line-skew="6.108cm" svg:x1="41.773cm" svg:y1="20.116cm" svg:x2="24.798cm" svg:y2="42.916cm" draw:start-shape="id3" draw:start-glue-point="2" draw:end-shape="id6" svg:d="M41773 20116c0 26262-16975 14862-16975 22800" svg:viewBox="0 0 16976 22801">
          <text:p/>
        </draw:connector>
        <draw:connector draw:style-name="gr9" draw:text-style-name="P4" draw:layer="layout" draw:type="curve" draw:line-skew="-11.49cm" svg:x1="41.773cm" svg:y1="20.116cm" svg:x2="43cm" svg:y2="60.872cm" draw:start-shape="id3" draw:start-glue-point="2" draw:end-shape="id7" draw:end-glue-point="0" svg:d="M41773 20116c0 13332 1227-7046 1227 40756" svg:viewBox="0 0 1228 40757">
          <text:p/>
        </draw:connector>
        <draw:connector draw:style-name="gr9" draw:text-style-name="P4" draw:layer="layout" draw:type="curve" svg:x1="30.619cm" svg:y1="17.83cm" svg:x2="36.8cm" svg:y2="17.858cm" draw:start-shape="id8" draw:start-glue-point="1" draw:end-shape="id3" draw:end-glue-point="3" svg:d="M30619 17830c4635 0 1545 28 6181 28" svg:viewBox="0 0 6182 29">
          <text:p/>
        </draw:connector>
        <draw:connector draw:style-name="gr9" draw:text-style-name="P4" draw:layer="layout" draw:type="curve" draw:line-skew="1.1cm" svg:x1="16.3cm" svg:y1="32.558cm" svg:x2="8cm" svg:y2="34.278cm" draw:start-shape="id9" draw:start-glue-point="3" draw:end-shape="id10" draw:end-glue-point="1" svg:d="M16300 32558c-4575 0-425 1720-8300 1720" svg:viewBox="0 0 8301 1721">
          <text:p/>
        </draw:connector>
        <draw:connector draw:style-name="gr9" draw:text-style-name="P4" draw:layer="layout" draw:type="curve" draw:line-skew="0.802cm" svg:x1="18.6cm" svg:y1="17.83cm" svg:x2="12.2cm" svg:y2="28.653cm" draw:start-shape="id8" draw:start-glue-point="3" draw:end-shape="id11" draw:end-glue-point="1" svg:d="M18600 17830c-3598 0-399 10823-6400 10823" svg:viewBox="0 0 6401 10824">
          <text:p/>
        </draw:connector>
        <draw:connector draw:style-name="gr9" draw:text-style-name="P4" draw:layer="layout" draw:type="curve" draw:line-skew="0.888cm" svg:x1="18.996cm" svg:y1="44.558cm" svg:x2="12.4cm" svg:y2="43.871cm" draw:start-shape="id6" draw:start-glue-point="3" draw:end-shape="id12" draw:end-glue-point="1" svg:d="M18996 44558c-3615 0-317-687-6596-687" svg:viewBox="0 0 6597 688">
          <text:p/>
        </draw:connector>
        <draw:connector draw:style-name="gr9" draw:text-style-name="P4" draw:layer="layout" draw:type="curve" draw:line-skew="4.9cm" svg:x1="36.8cm" svg:y1="62.514cm" svg:x2="14cm" svg:y2="69.095cm" draw:start-shape="id7" draw:start-glue-point="3" draw:end-shape="id13" draw:end-glue-point="1" svg:d="M36800 62514c-9750 0 1650 6581-22800 6581" svg:viewBox="0 0 22801 6582">
          <text:p/>
        </draw:connector>
        <draw:connector draw:style-name="gr9" draw:text-style-name="P4" draw:layer="layout" draw:type="curve" draw:line-skew="3.4cm" svg:x1="45.4cm" svg:y1="72.042cm" svg:x2="15.4cm" svg:y2="76.895cm" draw:start-shape="id5" draw:start-glue-point="3" draw:end-shape="id14" draw:end-glue-point="1" svg:d="M45400 72042c-17400 0-2400 4853-30000 4853" svg:viewBox="0 0 30001 4854">
          <text:p/>
        </draw:connector>
        <draw:connector draw:style-name="gr9" draw:text-style-name="P4" draw:layer="layout" draw:type="curve" svg:x1="29.7cm" svg:y1="5.873cm" svg:x2="8.119cm" svg:y2="16.316cm" draw:start-shape="id15" draw:start-glue-point="2" draw:end-shape="id16" draw:end-glue-point="0" svg:d="M29700 5873c0 7831-21581 2610-21581 10443" svg:viewBox="0 0 21582 10444">
          <text:p/>
        </draw:connector>
        <draw:connector draw:style-name="gr9" draw:text-style-name="P4" draw:layer="layout" draw:type="curve" svg:x1="29.7cm" svg:y1="5.873cm" svg:x2="24.609cm" svg:y2="16.188cm" draw:start-shape="id15" draw:start-glue-point="2" draw:end-shape="id8" draw:end-glue-point="0" svg:d="M29700 5873c0 7735-5091 2578-5091 10315" svg:viewBox="0 0 5092 10316">
          <text:p/>
        </draw:connector>
        <draw:g>
          <draw:custom-shape draw:style-name="gr10" draw:text-style-name="P1" xml:id="id6" draw:id="id6" draw:layer="layout" svg:width="11.604cm" svg:height="3.284cm" svg:x="18.996cm" svg:y="42.916cm">
            <text:p text:style-name="P1">ThroughputCurve</text:p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11.961cm" svg:height="4.043cm" svg:x="18.839cm" svg:y="46.307cm">
            <draw:text-box>
              <text:p text:style-name="P5"><text:span text:style-name="T4">Input: UserCommands</text:span></text:p>
              <text:p text:style-name="P5"><text:span text:style-name="T4">Attributes: lam, val, lam_res</text:span></text:p>
              <text:p text:style-name="P5"><text:span text:style-name="T4">Methods: </text:span></text:p>
              <text:p text:style-name="P5"><text:span text:style-name="T4"><text:tab/></text:span><text:span text:style-name="T4">from_skycalc(str filename)</text:span></text:p>
              <text:p text:style-name="P5"><text:span text:style-name="T4"><text:tab/></text:span><text:span text:style-name="T4">from_file(str filename</text:span><text:span text:style-name="T4">)</text:span></text:p>
              <text:p text:style-name="P5"><text:span text:style-name="T4"><text:tab/></text:span><text:span text:style-name="T4">from_list(list ThroughputCurve)</text:span></text:p>
              <text:p text:style-name="P5"><text:span text:style-name="T4"><text:tab/></text:span><text:span text:style-name="T4">resample(arr lam)</text:span></text:p>
              <text:p text:style-name="P5"><text:span text:style-name="T4">Operators: *</text:span></text:p>
            </draw:text-box>
          </draw:frame>
        </draw:g>
        <draw:g xml:id="id4" draw:id="id4">
          <draw:custom-shape draw:style-name="gr12" draw:text-style-name="P1" xml:id="id9" draw:id="id9" draw:layer="layout" svg:width="11.8cm" svg:height="3.284cm" svg:x="16.3cm" svg:y="30.916cm">
            <text:p text:style-name="P1">PSFCube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5" draw:layer="layout" svg:width="12.262cm" svg:height="4.991cm" svg:x="16.138cm" svg:y="34.157cm">
            <draw:text-box>
              <text:p text:style-name="P5"><text:span text:style-name="T4">Input: UserCommands</text:span></text:p>
              <text:p text:style-name="P5"><text:span text:style-name="T4">Attributes: lam_edges, lam_centres, psf_cube, psf_list, size, fwhm, pix_res, weight_map</text:span></text:p>
              <text:p text:style-name="P5"><text:span text:style-name="T4">Methods:</text:span></text:p>
              <text:p text:style-name="P5"><text:span text:style-name="T4"><text:tab/></text:span><text:span text:style-name="T4">generate_cubes()</text:span></text:p>
              <text:p text:style-name="P5"><text:span text:style-name="T4"><text:tab/></text:span><text:span text:style-name="T4">combine_cubes()</text:span></text:p>
              <text:p text:style-name="P5"><text:span text:style-name="T4">Subclasses:</text:span></text:p>
              <text:p text:style-name="P5"><text:span text:style-name="T4"><text:tab/></text:span><text:span text:style-name="T4">PSFCubeADC</text:span></text:p>
              <text:p text:style-name="P5"><text:span text:style-name="T4"><text:tab/></text:span><text:span text:style-name="T4">PSFCubeFromFile</text:span></text:p>
              <text:p text:style-name="P5"><text:span text:style-name="T4"><text:tab/></text:span><text:span text:style-name="T4">PSFCubeAnalytic</text:span></text:p>
            </draw:text-box>
          </draw:frame>
        </draw:g>
        <draw:g>
          <draw:custom-shape draw:style-name="gr14" draw:text-style-name="P1" xml:id="id8" draw:id="id8" draw:layer="layout" svg:width="12.019cm" svg:height="3.284cm" svg:x="18.6cm" svg:y="16.188cm">
            <text:p text:style-name="P1">AtmosphericModel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7" draw:layer="layout" svg:width="12.304cm" svg:height="3.569cm" svg:x="18.496cm" svg:y="19.507cm">
            <draw:text-box>
              <text:p text:style-name="P6"><text:span text:style-name="T4">Input: UserCommands</text:span></text:p>
              <text:p text:style-name="P6"><text:span text:style-name="T4">Attributes: TC, EC, Temp, Pres, %Hum, z0, lat, long, height</text:span></text:p>
              <text:p text:style-name="P6"><text:span text:style-name="T4">Methods: </text:span></text:p>
              <text:p text:style-name="P6"><text:span text:style-name="T4"><text:tab/></text:span><text:span text:style-name="T4">read_skycalc(str filename)</text:span></text:p>
              <text:p text:style-name="P6"><text:span text:style-name="T4"><text:tab/></text:span><text:span text:style-name="T4">read_tc(str filename)</text:span></text:p>
              <text:p text:style-name="P6"><text:span text:style-name="T4"><text:tab/></text:span><text:span text:style-name="T4">read_ec(str filename)</text:span></text:p>
              <text:p text:style-name="P6"><text:span text:style-name="T4"><text:tab/></text:span><text:span text:style-name="T4">get_photons(arr lam)</text:span></text:p>
            </draw:text-box>
          </draw:frame>
        </draw:g>
        <draw:connector draw:style-name="gr9" draw:text-style-name="P4" draw:layer="layout" draw:type="curve" svg:x1="29.7cm" svg:y1="5.873cm" svg:x2="41.773cm" svg:y2="15.6cm" draw:start-shape="id15" draw:start-glue-point="2" draw:end-shape="id3" draw:end-glue-point="0" svg:d="M29700 5873c0 7294 12073 2431 12073 9727" svg:viewBox="0 0 12074 9728">
          <text:p/>
        </draw:connector>
        <draw:connector draw:style-name="gr9" draw:text-style-name="P4" draw:layer="layout" draw:type="curve" svg:x1="15.8cm" svg:y1="2.678cm" svg:x2="24.144cm" svg:y2="2.678cm" draw:start-shape="id17" draw:start-glue-point="1" draw:end-shape="id18" draw:end-glue-point="3" svg:d="M15800 2678h8344" svg:viewBox="0 0 8345 1">
          <text:p/>
        </draw:connector>
        <draw:connector draw:style-name="gr9" draw:text-style-name="P4" draw:layer="layout" draw:type="curve" draw:line-skew="5.419cm" svg:x1="41.708cm" svg:y1="20.116cm" svg:x2="35.4cm" svg:y2="49.799cm" draw:end-shape="id19" svg:d="M41708 20116c0 30015-6308 15174-6308 29683" svg:viewBox="0 0 6309 29684">
          <text:p/>
        </draw:connector>
        <draw:connector draw:style-name="gr9" draw:text-style-name="P4" draw:layer="layout" draw:type="curve" svg:x1="29.6cm" svg:y1="51.441cm" svg:x2="17.4cm" svg:y2="53.621cm" draw:start-shape="id20" draw:start-glue-point="3" draw:end-shape="id21" draw:end-glue-point="1" svg:d="M29600 51441c-9150 0-3050 2180-12200 2180" svg:viewBox="0 0 12201 2181">
          <text:p/>
        </draw:connector>
        <draw:frame draw:style-name="gr16" draw:text-style-name="P3" xml:id="id21" draw:id="id21" draw:layer="layout" svg:width="16.448cm" svg:height="1.958cm" svg:x="0.952cm" svg:y="52.642cm">
          <draw:text-box>
            <text:p text:style-name="P2"><text:span text:style-name="T3">add_blackbody_emission()</text:span></text:p>
          </draw:text-box>
        </draw:frame>
        <draw:connector draw:style-name="gr9" draw:text-style-name="P4" draw:layer="layout" draw:type="curve" svg:x1="30.6cm" svg:y1="44.558cm" svg:x2="35.402cm" svg:y2="49.799cm" draw:start-shape="id6" draw:start-glue-point="1" draw:end-shape="id20" draw:end-glue-point="0" svg:d="M30600 44558c3202 0 4802 1747 4802 5241" svg:viewBox="0 0 4803 5242">
          <text:p/>
        </draw:connector>
        <draw:g>
          <draw:custom-shape draw:style-name="gr17" draw:text-style-name="P1" xml:id="id17" draw:id="id17" draw:layer="layout" svg:width="10.656cm" svg:height="2.874cm" svg:x="5.144cm" svg:y="1.241cm">
            <text:p text:style-name="P1">UserCommands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8" draw:layer="layout" svg:width="11.6cm" svg:height="1.673cm" svg:x="5cm" svg:y="4.2cm">
            <draw:text-box>
              <text:p text:style-name="P8"><text:span text:style-name="T5">A dictionary that contains all the parameters needed by SimulationRun. These include all aspects related to the optical train, input cube and observation strategy.</text:span></text:p>
            </draw:text-box>
          </draw:frame>
        </draw:g>
        <draw:g>
          <draw:custom-shape draw:style-name="gr19" draw:text-style-name="P1" xml:id="id18" draw:id="id18" draw:layer="layout" svg:width="11.19cm" svg:height="2.874cm" svg:x="24.144cm" svg:y="1.241cm">
            <text:p text:style-name="P1">SimulationRun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8" xml:id="id15" draw:id="id15" draw:layer="layout" svg:width="11.4cm" svg:height="1.673cm" svg:x="24cm" svg:y="4.2cm">
            <draw:text-box>
              <text:p text:style-name="P8"><text:span text:style-name="T5">The controlling class – it generates all the components of the optical train, reads in the science cube, then applies each optical effect in turn.</text:span></text:p>
            </draw:text-box>
          </draw:frame>
        </draw:g>
        <draw:g>
          <draw:custom-shape draw:style-name="gr21" draw:text-style-name="P1" xml:id="id16" draw:id="id16" draw:layer="layout" svg:width="13.361cm" svg:height="3.284cm" svg:x="1.439cm" svg:y="16.316cm">
            <text:p text:style-name="P1">ScienceObject</text:p>
            <draw:enhanced-geometry svg:viewBox="0 0 21600 21600" draw:type="rectangle" draw:enhanced-path="M 0 0 L 21600 0 21600 21600 0 21600 0 0 Z N"/>
          </draw:custom-shape>
          <draw:frame draw:style-name="gr22" draw:text-style-name="P8" xml:id="id1" draw:id="id1" draw:layer="layout" svg:width="13.6cm" svg:height="5.939cm" svg:x="1.4cm" svg:y="19.6cm">
            <draw:text-box>
              <text:p text:style-name="P8"><text:span text:style-name="T5">Input: UserCommmands</text:span></text:p>
              <text:p text:style-name="P8"><text:span text:style-name="T5">Attributes: filename, image_cube, lam_edges, lam_centres</text:span></text:p>
              <text:p text:style-name="P8"><text:span text:style-name="T5">Methods:</text:span></text:p>
              <text:p text:style-name="P8"><text:span text:style-name="T5"><text:tab/></text:span><text:span text:style-name="T5">convert_to_photons()</text:span></text:p>
              <text:p text:style-name="P8"><text:span text:style-name="T5"><text:tab/></text:span><text:span text:style-name="T5">add_atmosphere(AtmosphericModel)</text:span></text:p>
              <text:p text:style-name="P8"><text:span text:style-name="T5"><text:tab/></text:span><text:span text:style-name="T5">apply_psf(PSFCube)</text:span></text:p>
              <text:p text:style-name="P8"><text:span text:style-name="T5"><text:tab/></text:span><text:span text:style-name="T5">apply_field_variant_psf([PSFCube])</text:span></text:p>
              <text:p text:style-name="P8"><text:span text:style-name="T5"><text:tab/></text:span><text:span text:style-name="T5">apply_throughput(TransmissionCurve)</text:span></text:p>
              <text:p text:style-name="P8"><text:span text:style-name="T5"><text:tab/></text:span><text:span text:style-name="T5">add_blackbody_emission(EmissionCurve)</text:span></text:p>
              <text:p text:style-name="P8"><text:span text:style-name="T5"><text:tab/></text:span><text:span text:style-name="T5">collapse()</text:span></text:p>
              <text:p text:style-name="P8"><text:span text:style-name="T5"><text:tab/></text:span><text:span text:style-name="T5">apply_plane_effects(PlaneEffect)</text:span></text:p>
              <text:p text:style-name="P8"><text:span text:style-name="T5"><text:tab/></text:span><text:span text:style-name="T5">make_detector_image(Detector)</text:span></text:p>
            </draw:text-box>
          </draw:frame>
        </draw:g>
        <draw:g xml:id="id19" draw:id="id19">
          <draw:custom-shape draw:style-name="gr10" draw:text-style-name="P1" xml:id="id20" draw:id="id20" draw:layer="layout" svg:width="11.604cm" svg:height="3.284cm" svg:x="29.6cm" svg:y="49.799cm">
            <text:p text:style-name="P1">EmissionCurve</text:p>
            <draw:enhanced-geometry svg:viewBox="0 0 21600 21600" draw:type="rectangle" draw:enhanced-path="M 0 0 L 21600 0 21600 21600 0 21600 0 0 Z N"/>
          </draw:custom-shape>
          <draw:frame draw:style-name="gr23" draw:text-style-name="P5" draw:layer="layout" svg:width="12cm" svg:height="4.517cm" svg:x="29.4cm" svg:y="53.083cm">
            <draw:text-box>
              <text:p text:style-name="P5"><text:span text:style-name="T4">Input: UserCommands</text:span></text:p>
              <text:p text:style-name="P5"><text:span text:style-name="T4">Attributes: lam, val, lam_res, tc, mirror_area, pix_res, energy_units</text:span></text:p>
              <text:p text:style-name="P5"><text:span text:style-name="T4">Methods: </text:span></text:p>
              <text:p text:style-name="P5"><text:span text:style-name="T4"><text:tab/></text:span><text:span text:style-name="T4">from_skycalc(str filename)</text:span></text:p>
              <text:p text:style-name="P5"><text:span text:style-name="T4"><text:tab/></text:span><text:span text:style-name="T4">from_file(str filename)</text:span></text:p>
              <text:p text:style-name="P5"><text:span text:style-name="T4"><text:tab/></text:span><text:span text:style-name="T4">photons_per_bins(arr lam)</text:span></text:p>
              <text:p text:style-name="P5"><text:span text:style-name="T4"><text:tab/></text:span><text:span text:style-name="T4">resample(arr lam)</text:span></text:p>
              <text:p text:style-name="P5"><text:span text:style-name="T4">Operators: *</text:span></text:p>
            </draw:text-box>
          </draw:frame>
        </draw:g>
        <draw:g>
          <draw:custom-shape draw:style-name="gr24" draw:text-style-name="P1" xml:id="id7" draw:id="id7" draw:layer="layout" svg:width="12.4cm" svg:height="3.284cm" svg:x="36.8cm" svg:y="60.872cm">
            <text:p text:style-name="P1">PlaneEffect</text:p>
            <draw:enhanced-geometry svg:viewBox="0 0 21600 21600" draw:type="rectangle" draw:enhanced-path="M 0 0 L 21600 0 21600 21600 0 21600 0 0 Z N"/>
          </draw:custom-shape>
          <draw:frame draw:style-name="gr23" draw:text-style-name="P5" draw:layer="layout" svg:width="13.003cm" svg:height="4.044cm" svg:x="36.597cm" svg:y="64.156cm">
            <draw:text-box>
              <text:p text:style-name="P5"><text:span text:style-name="T4">Input: UserCommands</text:span></text:p>
              <text:p text:style-name="P5"><text:span text:style-name="T4">Attributes: lam, val, lam_res, tc, mirror_area, pix_res, energy_units</text:span></text:p>
              <text:p text:style-name="P5"><text:span text:style-name="T4">Methods: </text:span></text:p>
              <text:p text:style-name="P5"><text:span text:style-name="T4"><text:tab/></text:span><text:span text:style-name="T4">from_skycalc(str filename)</text:span></text:p>
              <text:p text:style-name="P5"><text:span text:style-name="T4"><text:tab/></text:span><text:span text:style-name="T4">from_file(str filename)</text:span></text:p>
              <text:p text:style-name="P5"><text:span text:style-name="T4"><text:tab/></text:span><text:span text:style-name="T4">photons_per_bins(arr lam)</text:span></text:p>
              <text:p text:style-name="P5"><text:span text:style-name="T4"><text:tab/></text:span><text:span text:style-name="T4">resample(arr lam)</text:span></text:p>
              <text:p text:style-name="P5"><text:span text:style-name="T4">Operators: *</text:span></text:p>
            </draw:text-box>
          </draw:frame>
        </draw:g>
        <draw:g>
          <draw:custom-shape draw:style-name="gr25" draw:text-style-name="P1" xml:id="id5" draw:id="id5" draw:layer="layout" svg:width="12.6cm" svg:height="3.284cm" svg:x="45.4cm" svg:y="70.4cm">
            <text:p text:style-name="P1">Detector</text:p>
            <draw:enhanced-geometry svg:viewBox="0 0 21600 21600" draw:type="rectangle" draw:enhanced-path="M 0 0 L 21600 0 21600 21600 0 21600 0 0 Z N"/>
          </draw:custom-shape>
          <draw:frame draw:style-name="gr23" draw:text-style-name="P5" draw:layer="layout" svg:width="13.003cm" svg:height="4.044cm" svg:x="45.197cm" svg:y="73.7cm">
            <draw:text-box>
              <text:p text:style-name="P5"><text:span text:style-name="T4">Input: UserCommands</text:span></text:p>
              <text:p text:style-name="P5"><text:span text:style-name="T4">Attributes: lam, val, lam_res, tc, mirror_area, pix_res, energy_units</text:span></text:p>
              <text:p text:style-name="P5"><text:span text:style-name="T4">Methods: </text:span></text:p>
              <text:p text:style-name="P5"><text:span text:style-name="T4"><text:tab/></text:span><text:span text:style-name="T4">from_skycalc(str filename)</text:span></text:p>
              <text:p text:style-name="P5"><text:span text:style-name="T4"><text:tab/></text:span><text:span text:style-name="T4">from_file(str filename)</text:span></text:p>
              <text:p text:style-name="P5"><text:span text:style-name="T4"><text:tab/></text:span><text:span text:style-name="T4">photons_per_bins(arr lam)</text:span></text:p>
              <text:p text:style-name="P5"><text:span text:style-name="T4"><text:tab/></text:span><text:span text:style-name="T4">resample(arr lam)</text:span></text:p>
              <text:p text:style-name="P5"><text:span text:style-name="T4">Operators: *</text:span></text:p>
            </draw:text-box>
          </draw:frame>
        </draw:g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7" draw:layer="layout" svg:width="18.6cm" svg:height="6.6cm" svg:x="21.4cm" svg:y="1.6cm">
          <draw:text-box>
            <text:p><text:span text:style-name="T6">UserConfig [dictionary]</text:span></text:p>
            <text:p><text:span text:style-name="T7">“““</text:span></text:p>
            <text:p><text:span text:style-name="T7">- Reads in a text file and create a dictionary with variables and values set by user</text:span></text:p>
            <text:p><text:span text:style-name="T7">- Allows updates</text:span></text:p>
            <text:p><text:span text:style-name="T7"/></text:p>
            <text:p><text:span text:style-name="T7">Interface</text:span></text:p>
            <text:p><text:span text:style-name="T7">Input: <text:s text:c="2"/></text:span></text:p>
            <text:p><text:span text:style-name="T7"><text:tab/></text:span><text:span text:style-name="T7"> </text:span><text:span text:style-name="T7">__init__(filename)</text:span></text:p>
            <text:p><text:span text:style-name="T7">Methods</text:span></text:p>
            <text:p><text:span text:style-name="T7"><text:tab/></text:span><text:span text:style-name="T7">update(filename or dictionary)</text:span></text:p>
            <text:p><text:span text:style-name="T7">“““</text:span></text:p>
          </draw:text-box>
        </draw:frame>
        <draw:frame draw:style-name="gr28" draw:layer="layout" svg:width="16.8cm" svg:height="7.067cm" svg:x="2.4cm" svg:y="21.2cm">
          <draw:text-box>
            <text:p><text:span text:style-name="T6">SpatialEffect</text:span></text:p>
            <text:p><text:span text:style-name="T7">“““</text:span></text:p>
            <text:p><text:span text:style-name="T7">- Holds information about a 2D spatial effect, e.g. distorion, rotation...</text:span></text:p>
            <text:p><text:span text:style-name="T7">- Applies the effect to a photon_cube and returns the altered photon_cube</text:span></text:p>
            <text:p><text:span text:style-name="T7"/></text:p>
            <text:p><text:span text:style-name="T7">Interface</text:span></text:p>
            <text:p><text:span text:style-name="T7">Input: <text:s text:c="2"/></text:span></text:p>
            <text:p><text:span text:style-name="T7"><text:tab/></text:span><text:span text:style-name="T7"> </text:span><text:span text:style-name="T7">__init__(Str “effect_type”, UserConfig)</text:span></text:p>
            <text:p><text:span text:style-name="T7">Methods</text:span></text:p>
            <text:p><text:span text:style-name="T7"><text:tab/></text:span><text:span text:style-name="T7">combine(SpatialEffect, combine_action = [“mult”, “add”, “conv”])</text:span></text:p>
            <text:p><text:span text:style-name="T7"/></text:p>
            <text:p><text:span text:style-name="T7">“““</text:span></text:p>
          </draw:text-box>
        </draw:frame>
        <draw:frame draw:style-name="gr29" draw:layer="layout" svg:width="16.8cm" svg:height="7.067cm" svg:x="2.4cm" svg:y="11cm">
          <draw:text-box>
            <text:p><text:span text:style-name="T6">SpectralEffect</text:span></text:p>
            <text:p><text:span text:style-name="T7">“““</text:span></text:p>
            <text:p><text:span text:style-name="T7">- Holds information about a 1D spectral effect, e.g. transmission, ...</text:span></text:p>
            <text:p><text:span text:style-name="T7">- Applies the effect to a photon_cube and returns the altered photon_cube</text:span></text:p>
            <text:p><text:span text:style-name="T7"/></text:p>
            <text:p><text:span text:style-name="T7">Interface</text:span></text:p>
            <text:p><text:span text:style-name="T7">Input: <text:s text:c="2"/></text:span></text:p>
            <text:p><text:span text:style-name="T7"><text:tab/></text:span><text:span text:style-name="T7"> </text:span><text:span text:style-name="T7">__init__(Str “effect_type”, UserConfig)</text:span></text:p>
            <text:p><text:span text:style-name="T7">Methods</text:span></text:p>
            <text:p><text:span text:style-name="T7"><text:tab/></text:span><text:span text:style-name="T7">combine(SpectralEffect, combine_action = [“mult”, “add”])</text:span></text:p>
            <text:p><text:span text:style-name="T7"><text:tab/></text:span><text:span text:style-name="T7"><text:tab/></text:span><text:span text:style-name="T7">return SpectralEffect</text:span></text:p>
            <text:p><text:span text:style-name="T7">“““</text:span></text:p>
          </draw:text-box>
        </draw:frame>
        <draw:frame draw:style-name="gr30" draw:layer="layout" svg:width="17.4cm" svg:height="7.622cm" svg:x="2.4cm" svg:y="31.601cm">
          <draw:text-box>
            <text:p><text:span text:style-name="T6">3DEffect</text:span></text:p>
            <text:p><text:span text:style-name="T7">“““</text:span></text:p>
            <text:p><text:span text:style-name="T7">- Holds information about an effect which is both spatially and spectrally dependant, e.g. ADC, PSF</text:span></text:p>
            <text:p><text:span text:style-name="T7">- Applies the effect to a photon_cube and returns the altered photon_cube</text:span></text:p>
            <text:p><text:span text:style-name="T7"/></text:p>
            <text:p><text:span text:style-name="T7">Interface</text:span></text:p>
            <text:p><text:span text:style-name="T7">Input: <text:s text:c="2"/></text:span></text:p>
            <text:p><text:span text:style-name="T7"><text:tab/></text:span><text:span text:style-name="T7"> </text:span><text:span text:style-name="T7">__init__(Str “effect_type”, UserConfig)</text:span></text:p>
            <text:p><text:span text:style-name="T7">Methods</text:span></text:p>
            <text:p><text:span text:style-name="T7"><text:tab/></text:span><text:span text:style-name="T7">combine_1D(CombinedEffect, combine_action = [“mult”, “add”, “conv”])</text:span></text:p>
            <text:p><text:span text:style-name="T7"/></text:p>
            <text:p><text:span text:style-name="T7">“““</text:span></text:p>
          </draw:text-box>
        </draw:frame>
        <draw:frame draw:style-name="gr31" draw:layer="layout" svg:width="16.8cm" svg:height="7.622cm" svg:x="40.4cm" svg:y="11.001cm">
          <draw:text-box>
            <text:p><text:span text:style-name="T6">PhotonCube [class]</text:span></text:p>
            <text:p><text:span text:style-name="T7">“““</text:span></text:p>
            <text:p><text:span text:style-name="T7">- A cube (n*n*m) </text:span><text:span text:style-name="T7">of photons for a single detector. To stay &lt;=4GB, the cube can be 4k*4k, 4x oversampled with 4 slices.</text:span></text:p>
            <text:p><text:span text:style-name="T7">- The cube can be manipulated by being passed to all Effect objects</text:span></text:p>
            <text:p><text:span text:style-name="T7"/></text:p>
            <text:p><text:span text:style-name="T7">Interface</text:span></text:p>
            <text:p><text:span text:style-name="T7">Input: <text:s text:c="2"/></text:span></text:p>
            <text:p><text:span text:style-name="T7"><text:tab/></text:span><text:span text:style-name="T7"> </text:span><text:span text:style-name="T7">__init__(Str “filename”, UserConfig)</text:span></text:p>
            <text:p><text:span text:style-name="T7">Methods</text:span></text:p>
            <text:p><text:span text:style-name="T7"><text:tab/></text:span><text:span text:style-name="T7">collapse()</text:span></text:p>
            <text:p><text:span text:style-name="T7"><text:tab/></text:span><text:span text:style-name="T7">apply_effect(Effect)</text:span></text:p>
            <text:p><text:span text:style-name="T7">“““</text:span></text:p>
          </draw:text-box>
        </draw:frame>
        <draw:frame draw:style-name="gr31" draw:layer="layout" svg:width="16.8cm" svg:height="7.6cm" svg:x="40.4cm" svg:y="21.101cm">
          <draw:text-box>
            <text:p><text:span text:style-name="T6">PhotonPlane [class]</text:span></text:p>
            <text:p><text:span text:style-name="T7">“““</text:span></text:p>
            <text:p><text:span text:style-name="T7">- A cube (n*n) </text:span><text:span text:style-name="T7">of photons</text:span></text:p>
            <text:p><text:span text:style-name="T7">- The plane can be manipulated by being passed to SpatialEffect objects</text:span></text:p>
            <text:p><text:span text:style-name="T7"/></text:p>
            <text:p><text:span text:style-name="T7">Interface</text:span></text:p>
            <text:p><text:span text:style-name="T7">Input: <text:s text:c="2"/></text:span></text:p>
            <text:p><text:span text:style-name="T7"><text:tab/></text:span><text:span text:style-name="T7"> </text:span><text:span text:style-name="T7">__init__(Str “effect_type”, UserConfig)</text:span></text:p>
            <text:p><text:span text:style-name="T7">Methods</text:span></text:p>
            <text:p><text:span text:style-name="T7"><text:tab/></text:span><text:span text:style-name="T7">collapse()</text:span></text:p>
            <text:p><text:span text:style-name="T7"><text:tab/></text:span><text:span text:style-name="T7">apply_effect(Effect)</text:span></text:p>
            <text:p><text:span text:style-name="T7">“““</text:span></text:p>
          </draw:text-box>
        </draw:frame>
        <draw:frame draw:style-name="gr32" draw:layer="layout" svg:width="17.6cm" svg:height="8.177cm" svg:x="2.3cm" svg:y="42.203cm">
          <draw:text-box>
            <text:p><text:span text:style-name="T6">CombinedEffect</text:span></text:p>
            <text:p><text:span text:style-name="T7">“““</text:span></text:p>
            <text:p><text:span text:style-name="T7">- A combination of various Effects combined into one, useful for a section of the optics (e.g. telescope or instrument)</text:span></text:p>
            <text:p><text:span text:style-name="T7">- The non-emissive effects are applied to the cube, then the emission is added to the photon flux</text:span></text:p>
            <text:p><text:span text:style-name="T7">- CombinedEffect should function like a 3DEffect <text:s/></text:span></text:p>
            <text:p><text:span text:style-name="T7"/></text:p>
            <text:p><text:span text:style-name="T7">Interface</text:span></text:p>
            <text:p><text:span text:style-name="T7">Input: <text:s text:c="2"/></text:span></text:p>
            <text:p><text:span text:style-name="T7"><text:tab/></text:span><text:span text:style-name="T7"> </text:span><text:span text:style-name="T7">__init__(List [Effects], List [combine_actions], UserConfig)</text:span></text:p>
            <text:p><text:span text:style-name="T7">Methods</text:span></text:p>
            <text:p><text:span text:style-name="T7"><text:tab/></text:span><text:span text:style-name="T7">combine()</text:span></text:p>
            <text:p><text:span text:style-name="T7">“““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presentation:notes draw:style-name="dp2">
          <draw:page-thumbnail draw:style-name="gr2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171cm" fo:text-indent="0cm"/>
      <style:text-properties fo:font-size="93.800003051757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Standard" style:page-layout-name="PM1" draw:style-name="Mdp1">
      <draw:frame presentation:style-name="Standard-title" draw:layer="backgroundobjects" svg:width="51.658cm" svg:height="13.707cm" svg:x="3.87cm" svg:y="4.272cm" presentation:class="title" presentation:placeholder="true">
        <draw:text-box/>
      </draw:frame>
      <draw:frame presentation:style-name="Standard-outline1" draw:layer="backgroundobjects" svg:width="51.658cm" svg:height="47.614cm" svg:x="3.87cm" svg:y="20.211cm" presentation:class="outline" presentation:placeholder="true">
        <draw:text-box/>
      </draw:frame>
      <draw:frame presentation:style-name="Mpr1" draw:text-style-name="MP1" draw:layer="backgroundobjects" svg:width="13.372cm" svg:height="5.661cm" svg:x="3.87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29cm" svg:y="75.7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2cm" svg:height="5.661cm" svg:x="42.153cm" svg:y="75.79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9:20:31.176000000</meta:creation-date>
    <dc:date>2016-01-22T12:23:43.888000000</dc:date>
    <meta:editing-duration>PT22H10M23S</meta:editing-duration>
    <meta:editing-cycles>9</meta:editing-cycles>
    <meta:generator>LibreOffice/4.3.3.2$Windows_x86 LibreOffice_project/9bb7eadab57b6755b1265afa86e04bf45fbfc644</meta:generator>
    <meta:document-statistic meta:object-count="88"/>
  </office:meta>
</office:document-meta>
</file>